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203EA6A3393D76861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8835in" svg:height="4.2917in" draw:z-index="0"><draw:image xlink:href="Pictures/10000001000002C200000203EA6A3393D76861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3T18:47:56.705000000</meta:creation-date>
    <dc:date>2025-12-23T18:48:37.493000000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7.1$Windows_X86_64 LibreOffice_project/47eb0cf7efbacdee9b19ae25d6752381ede23126</meta:generator>
  </office:meta>
</office:document-meta>
</file>